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d4d4d4" style:font-name="Droid Sans Mono" fo:font-size="10.5pt" fo:font-weight="normal" fo:background-color="#1e1e1e"/>
    </style:style>
    <style:style style:name="P2" style:family="paragraph" style:parent-style-name="Standard">
      <style:text-properties fo:color="#d4d4d4" style:font-name="Droid Sans Mono" fo:font-size="10.5pt" fo:font-weight="normal" officeooo:rsid="001dbb22" officeooo:paragraph-rsid="001dbb22" fo:background-color="#1e1e1e"/>
    </style:style>
    <style:style style:name="P3" style:family="paragraph" style:parent-style-name="Standard">
      <style:text-properties fo:color="#d4d4d4" style:font-name="Droid Sans Mono" fo:font-size="10.5pt" fo:font-weight="normal" officeooo:rsid="001f1a06" officeooo:paragraph-rsid="001f1a06" fo:background-color="#1e1e1e"/>
    </style:style>
    <style:style style:name="P4" style:family="paragraph" style:parent-style-name="Standard">
      <style:text-properties officeooo:paragraph-rsid="001dbb22"/>
    </style:style>
    <style:style style:name="P5" style:family="paragraph" style:parent-style-name="Standard">
      <style:paragraph-properties style:line-height-at-least="0.198in"/>
    </style:style>
    <style:style style:name="P6" style:family="paragraph" style:parent-style-name="Text_20_body">
      <style:text-properties officeooo:rsid="001cdcef" officeooo:paragraph-rsid="001cdcef"/>
    </style:style>
    <style:style style:name="P7" style:family="paragraph" style:parent-style-name="Text_20_body">
      <style:text-properties officeooo:paragraph-rsid="001cdcef"/>
    </style:style>
    <style:style style:name="P8" style:family="paragraph" style:parent-style-name="Text_20_body">
      <style:text-properties officeooo:rsid="001dbb22" officeooo:paragraph-rsid="001dbb22"/>
    </style:style>
    <style:style style:name="P9" style:family="paragraph" style:parent-style-name="Text_20_body">
      <style:text-properties officeooo:rsid="001f1a06" officeooo:paragraph-rsid="001f1a06"/>
    </style:style>
    <style:style style:name="P10" style:family="paragraph" style:parent-style-name="Text_20_body">
      <style:text-properties officeooo:paragraph-rsid="001f1a06"/>
    </style:style>
    <style:style style:name="P11" style:family="paragraph" style:parent-style-name="Heading_20_1">
      <style:text-properties officeooo:rsid="001f1a06" officeooo:paragraph-rsid="001f1a06"/>
    </style:style>
    <style:style style:name="P12" style:family="paragraph" style:parent-style-name="Heading_20_2">
      <style:text-properties style:font-name="Liberation Sans" fo:font-size="16.1000003814697pt" fo:font-weight="bold" officeooo:rsid="001cdcef" officeooo:paragraph-rsid="001cdcef" style:font-name-asian="Noto Sans CJK SC" style:font-size-asian="16.1000003814697pt" style:font-weight-asian="bold" style:font-name-complex="Lohit Devanagari" style:font-size-complex="16.1000003814697pt" style:font-weight-complex="bold"/>
    </style:style>
    <style:style style:name="P13" style:family="paragraph" style:parent-style-name="Standard">
      <style:paragraph-properties style:line-height-at-least="0.198in"/>
      <style:text-properties fo:color="#d4d4d4" style:font-name="Droid Sans Mono" fo:font-size="10.5pt" fo:font-weight="normal" fo:background-color="#1e1e1e"/>
    </style:style>
    <style:style style:name="P14" style:family="paragraph" style:parent-style-name="Standard">
      <style:text-properties fo:color="#d4d4d4" style:font-name="Droid Sans Mono" fo:font-size="10.5pt" fo:font-weight="normal" officeooo:rsid="0024af2e" officeooo:paragraph-rsid="0024af2e" fo:background-color="#1e1e1e"/>
    </style:style>
    <style:style style:name="P15" style:family="paragraph" style:parent-style-name="Standard">
      <style:paragraph-properties style:line-height-at-least="0.198in"/>
    </style:style>
    <style:style style:name="P16" style:family="paragraph" style:parent-style-name="Text_20_body" style:list-style-name="L1">
      <style:text-properties officeooo:rsid="001dbb22" officeooo:paragraph-rsid="001dbb22"/>
    </style:style>
    <style:style style:name="P17" style:family="paragraph" style:parent-style-name="Text_20_body">
      <style:text-properties officeooo:rsid="0024af2e" officeooo:paragraph-rsid="0024af2e"/>
    </style:style>
    <style:style style:name="T1" style:family="text">
      <style:text-properties officeooo:rsid="001cdcef"/>
    </style:style>
    <style:style style:name="T2" style:family="text">
      <style:text-properties fo:color="#569cd6"/>
    </style:style>
    <style:style style:name="T3" style:family="text">
      <style:text-properties fo:color="#569cd6" style:font-name="Droid Sans Mono" fo:font-size="10.5pt" fo:font-weight="normal" fo:background-color="#1e1e1e" loext:char-shading-value="0"/>
    </style:style>
    <style:style style:name="T4" style:family="text">
      <style:text-properties fo:color="#4fc1ff"/>
    </style:style>
    <style:style style:name="T5" style:family="text">
      <style:text-properties fo:color="#4fc1ff" style:font-name="Droid Sans Mono" fo:font-size="10.5pt" fo:font-weight="normal" fo:background-color="#1e1e1e" loext:char-shading-value="0"/>
    </style:style>
    <style:style style:name="T6" style:family="text">
      <style:text-properties fo:color="#dcdcaa"/>
    </style:style>
    <style:style style:name="T7" style:family="text">
      <style:text-properties fo:color="#9cdcfe"/>
    </style:style>
    <style:style style:name="T8" style:family="text">
      <style:text-properties fo:color="#b5cea8"/>
    </style:style>
    <style:style style:name="T9" style:family="text">
      <style:text-properties fo:color="#b5cea8" style:font-name="Droid Sans Mono" fo:font-size="10.5pt" fo:font-weight="normal" fo:background-color="#1e1e1e" loext:char-shading-value="0"/>
    </style:style>
    <style:style style:name="T10" style:family="text">
      <style:text-properties officeooo:rsid="001f1a06"/>
    </style:style>
    <style:style style:name="T11" style:family="text">
      <style:text-properties fo:color="#ce9178"/>
    </style:style>
    <style:style style:name="T12" style:family="text">
      <style:text-properties fo:color="#808080"/>
    </style:style>
    <style:style style:name="T13" style:family="text">
      <style:text-properties fo:color="#4ec9b0"/>
    </style:style>
    <style:style style:name="T14" style:family="text">
      <style:text-properties fo:color="#c586c0"/>
    </style:style>
    <style:style style:name="T15" style:family="text">
      <style:text-properties loext:padding="0in" loext:border="none"/>
    </style:style>
    <style:style style:name="T16" style:family="text">
      <style:text-properties fo:font-style="italic"/>
    </style:style>
    <style:style style:name="T17" style:family="text">
      <style:text-properties fo:font-weight="bold" style:font-weight-asian="bold" style:font-weight-complex="bold"/>
    </style:style>
    <style:style style:name="T18" style:family="text">
      <style:text-properties fo:background-color="transparent" loext:char-shading-value="0" loext:padding="0in" loext:border="none"/>
    </style:style>
    <style:style style:name="T19" style:family="text">
      <style:text-properties fo:color="#d4d4d4" style:font-name="Droid Sans Mono" fo:font-size="10.5pt" fo:font-weight="normal" fo:background-color="#1e1e1e"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ullstack <text:span text:style-name="T1">O</text:span>pen <text:span text:style-name="T1">Notes</text:span></text:p>
      <text:p text:style-name="Text_20_body"/>
      <text:h text:style-name="Heading_20_1" text:outline-level="1">Part 1</text:h>
      <text:h text:style-name="Heading_20_2" text:outline-level="2">Arrow Functions</text:h>
      <text:p text:style-name="P6">Arrow functions are new to ES6</text:p>
      <text:h text:style-name="Heading_20_2" text:outline-level="2">JSX</text:h>
      <text:p text:style-name="P6">Although JSX looks like HTML, we are actually dealing with a way to write JavaScript. Under the hood, JSX returned by React components is compiled into JavaScript.</text:p>
      <text:p text:style-name="P6">It is also possible to write React as "pure JavaScript" without using JSX. Although, nobody with a sound mind would actually do so.</text:p>
      <text:h text:style-name="P12" text:outline-level="2">Prequisites</text:h>
      <text:p text:style-name="P7"><text:span text:style-name="Strong_20_Emphasis"><text:span text:style-name="T1">T</text:span></text:span><text:span text:style-name="Strong_20_Emphasis">he console should always be open</text:span>. If the browser reports errors, it is not advisable to continue writing more code, hoping for miracles. You should instead try to understand the cause of the error and, for example, go back to the previous working state:</text:p>
      <text:p text:style-name="P7">Also keep in mind that <text:span text:style-name="Strong_20_Emphasis">React component names must be capitalized</text:span>. If you try defining a component as follows</text:p>
      <text:h text:style-name="Heading_20_2" text:outline-level="2">Reduce</text:h>
      <text:p text:style-name="P8">How to iterate an object and sum a property:</text:p>
      <text:list xml:id="list1967682366" text:style-name="L1">
        <text:list-item>
          <text:p text:style-name="P16">a is the accumulator, the number thats being added to in each iteration</text:p>
        </text:list-item>
        <text:list-item>
          <text:p text:style-name="P16">c is the current iteration of the object (the row)</text:p>
        </text:list-item>
      </text:list>
      <text:p text:style-name="P2"><text:span text:style-name="T2">const</text:span> <text:span text:style-name="T4">total</text:span> = <text:span text:style-name="T4">parts</text:span>.<text:span text:style-name="T6">reduce</text:span>((<text:span text:style-name="T7">a</text:span>, <text:span text:style-name="T7">c</text:span>) <text:span text:style-name="T2">=&gt;</text:span> <text:span text:style-name="T7">a</text:span> + <text:span text:style-name="T7">c</text:span>.<text:span text:style-name="T7">exercises</text:span>, <text:span text:style-name="T8">0</text:span>);</text:p>
      <text:p text:style-name="P4"/>
      <text:h text:style-name="Heading_20_2" text:outline-level="2">Map</text:h>
      <text:p text:style-name="P9">How to iterate a array to pass properties to component</text:p>
      <text:h text:style-name="Heading_20_4" text:outline-level="4">App.js</text:h>
      <text:p text:style-name="P3"><text:span text:style-name="T2">const</text:span> <text:span text:style-name="T4">parts</text:span> = [</text:p>
      <text:p text:style-name="P1">{ <text:span text:style-name="T7">part:</text:span> <text:span text:style-name="T11">"Fundamentals of React"</text:span>, <text:span text:style-name="T7">exercises:</text:span> <text:span text:style-name="T8">10</text:span> },</text:p>
      <text:p text:style-name="P1">{ <text:span text:style-name="T7">part:</text:span> <text:span text:style-name="T11">"Using props to pass data"</text:span>, <text:span text:style-name="T7">exercises:</text:span> <text:span text:style-name="T8">7</text:span> },</text:p>
      <text:p text:style-name="P1">{ <text:span text:style-name="T7">part:</text:span> <text:span text:style-name="T11">"State of a component"</text:span>, <text:span text:style-name="T7">exercises:</text:span> <text:span text:style-name="T8">14</text:span> },</text:p>
      <text:p text:style-name="P1">];</text:p>
      <text:p text:style-name="P1"/>
      <text:p text:style-name="P1"><text:span text:style-name="T12">&lt;</text:span><text:span text:style-name="T13">Content</text:span> <text:span text:style-name="T7">parts</text:span>=<text:span text:style-name="T2">{</text:span><text:span text:style-name="T4">parts</text:span><text:span text:style-name="T2">}</text:span> <text:span text:style-name="T12">/&gt;</text:span></text:p>
      <text:p text:style-name="P1"/>
      <text:h text:style-name="Heading_20_4" text:outline-level="4">Content.<text:span text:style-name="T10">j</text:span>s</text:h>
      <text:p text:style-name="P1"><text:span text:style-name="T14">import</text:span> <text:span text:style-name="T7">React</text:span> <text:span text:style-name="T14">from</text:span> <text:span text:style-name="T11">"react"</text:span>;</text:p>
      <text:p text:style-name="P5"/>
      <text:p text:style-name="P1"><text:span text:style-name="T2">const</text:span> <text:span text:style-name="T6">Part</text:span> = ({ <text:span text:style-name="T7">part</text:span>, <text:span text:style-name="T7">exercises</text:span> }) <text:span text:style-name="T2">=&gt;</text:span> (</text:p>
      <text:p text:style-name="P1"><text:span text:style-name="T12">&lt;</text:span><text:span text:style-name="T2">p</text:span><text:span text:style-name="T12">&gt;</text:span></text:p>
      <text:p text:style-name="P1"><text:span text:style-name="T2">{</text:span><text:span text:style-name="T7">part</text:span><text:span text:style-name="T2">}</text:span> - <text:span text:style-name="T2">{</text:span><text:span text:style-name="T7">exercises</text:span><text:span text:style-name="T2">}</text:span></text:p>
      <text:p text:style-name="P1"><text:span text:style-name="T12">&lt;/</text:span><text:span text:style-name="T2">p</text:span><text:span text:style-name="T12">&gt;</text:span></text:p>
      <text:p text:style-name="P1">);</text:p>
      <text:p text:style-name="P5"/>
      <text:p text:style-name="P1"><text:span text:style-name="T2">const</text:span> <text:span text:style-name="T6">Content</text:span> = ({ <text:span text:style-name="T7">parts</text:span> }) <text:span text:style-name="T2">=&gt;</text:span> {</text:p>
      <text:p text:style-name="P1"><text:span text:style-name="T14">return</text:span> (</text:p>
      <text:p text:style-name="P1"><text:span text:style-name="T12">&lt;</text:span><text:span text:style-name="T2">div</text:span><text:span text:style-name="T12">&gt;</text:span></text:p>
      <text:p text:style-name="P1"><text:span text:style-name="T2">{</text:span><text:span text:style-name="T7">parts</text:span>.<text:span text:style-name="T6">map</text:span>(({ <text:span text:style-name="T7">part</text:span>, <text:span text:style-name="T7">exercises</text:span> }) <text:span text:style-name="T2">=&gt;</text:span> (</text:p>
      <text:p text:style-name="P1"><text:span text:style-name="T12">&lt;</text:span><text:span text:style-name="T13">Part</text:span> <text:span text:style-name="T7">part</text:span>=<text:span text:style-name="T2">{</text:span><text:span text:style-name="T7">part</text:span><text:span text:style-name="T2">}</text:span> <text:span text:style-name="T7">exercises</text:span>=<text:span text:style-name="T2">{</text:span><text:span text:style-name="T7">exercises</text:span><text:span text:style-name="T2">}</text:span> <text:span text:style-name="T12">/&gt;</text:span></text:p>
      <text:p text:style-name="P1">))<text:span text:style-name="T2">}</text:span></text:p>
      <text:p text:style-name="P1"><text:span text:style-name="T12">&lt;/</text:span><text:span text:style-name="T2">div</text:span><text:span text:style-name="T12">&gt;</text:span></text:p>
      <text:p text:style-name="P1">);</text:p>
      <text:p text:style-name="P1">};</text:p>
      <text:p text:style-name="P5"/>
      <text:p text:style-name="P1"><text:span text:style-name="T14">export</text:span> <text:span text:style-name="T14">default</text:span> <text:span text:style-name="T6">Content</text:span>;</text:p>
      <text:p text:style-name="P1"/>
      <text:h text:style-name="P11" text:outline-level="1">Part 2:</text:h>
      <text:p text:style-name="Text_20_body">JavaScript has advanced rapidly in the last few years and in this course we use features from the newer versions. The official name of the JavaScript standard is <text:a xlink:type="simple" xlink:href="https://en.wikipedia.org/wiki/ECMAScript" office:target-frame-name="_blank" xlink:show="new" text:style-name="Internet_20_link" text:visited-style-name="Visited_20_Internet_20_Link"><text:span text:style-name="T15">ECMAScript</text:span></text:a>. At this moment, the latest version is the one released in June of 2021 with the name <text:a xlink:type="simple" xlink:href="https://www.ecma-international.org/ecma-262/" office:target-frame-name="_blank" xlink:show="new" text:style-name="Internet_20_link" text:visited-style-name="Visited_20_Internet_20_Link"><text:span text:style-name="T15">ECMAScript®2021</text:span></text:a>, otherwise known as ES12.</text:p>
      <text:p text:style-name="Text_20_body">Browsers do not yet support all of JavaScript's newest features. Due to this fact, a lot of code run in browsers has been <text:span text:style-name="T16">transpiled</text:span> from a newer version of JavaScript to an older, more compatible version.</text:p>
      <text:p text:style-name="Text_20_body">Today, the most popular way to do the transpiling is by using Babel. Transpilation is automatically configured in React applications created with create-react-app.</text:p>
      <text:p text:style-name="P10"><text:span text:style-name="T17">Recommended: </text:span><text:a xlink:type="simple" xlink:href="https://developer.mozilla.org/en-US/docs/Web/JavaScript/A_re-introduction_to_JavaScript" text:style-name="Internet_20_link" text:visited-style-name="Visited_20_Internet_20_Link">https://developer.mozilla.org/en-US/docs/Web/JavaScript/A_re-introduction_to_JavaScript</text:a></text:p>
      <text:h text:style-name="Heading_20_3" text:outline-level="3"><text:bookmark text:name="changes-in-state-cause-rerendering"/>Changes in state cause rerendering</text:h>
      <text:p text:style-name="Text_20_body">When the application starts, the code in <text:span text:style-name="Emphasis">App</text:span> is executed. This code uses a <text:a xlink:type="simple" xlink:href="https://reactjs.org/docs/hooks-reference.html#usestate" office:target-frame-name="_blank" xlink:show="new" text:style-name="Internet_20_link" text:visited-style-name="Visited_20_Internet_20_Link"><text:span text:style-name="T18">useState</text:span></text:a> hook to create the application state, setting an initial value of the variable <text:span text:style-name="Emphasis">counter</text:span>. This component contains the <text:span text:style-name="Emphasis">Display</text:span> component - which displays the counter's value, 0 - and three <text:span text:style-name="Emphasis">Button</text:span> components. The buttons all have event handlers, which are used to change the state of the counter.</text:p>
      <text:p text:style-name="Text_20_body">When one of the buttons is clicked, the event handler is executed. The event handler changes the state of the <text:span text:style-name="Emphasis">App</text:span> component with the <text:span text:style-name="Emphasis">setCounter</text:span> function. <text:span text:style-name="Strong_20_Emphasis">Calling a function which changes the state causes the component to rerender.</text:span></text:p>
      <text:p text:style-name="Text_20_body">So, if a user clicks the <text:span text:style-name="T16">plus</text:span> button, the button's event handler changes the value of <text:span text:style-name="Emphasis">counter</text:span> to 1, and the <text:span text:style-name="Emphasis">App</text:span> component is rerendered. This causes its subcomponents <text:span text:style-name="Emphasis">Display</text:span> and <text:span text:style-name="Emphasis">Button</text:span> to also be re-rendered. <text:span text:style-name="Emphasis">Display</text:span> receives the new value of the counter, 1, as props. The <text:span text:style-name="Emphasis">Button</text:span> components receive event handlers which can be used to change the state of the counter.</text:p>
      <text:h text:style-name="Heading_20_2" text:outline-level="2">Rules of Hooks</text:h>
      <text:p text:style-name="Text_20_body">There are a few limitations and rules we have to follow to ensure that our application uses hooks-based state functions correctly.</text:p>
      <text:p text:style-name="Text_20_body">The useState function (as well as the useEffect function introduced later on in the course) must not be called from inside of a loop, a conditional expression, or any place that is not a function defining a component. This must be done to ensure that the hooks are always called in the same order, and if this isn't the case the application will behave erratically.</text:p>
      <text:h text:style-name="Heading_20_2" text:outline-level="2">How to copy arrays and objects</text:h>
      <text:p text:style-name="P17">Just like objects, arrays can be copied using the object spread notation:</text:p>
      <text:p text:style-name="P14"><text:span text:style-name="T2">const</text:span> <text:span text:style-name="T6">handleVote</text:span> = () <text:span text:style-name="T2">=&gt;</text:span> {</text:p>
      <text:p text:style-name="P5"><text:span text:style-name="T3"><text:s text:c="2"/>const</text:span><text:span text:style-name="T19"> </text:span><text:span text:style-name="T5">copy</text:span><text:span text:style-name="T19"> = [...</text:span><text:span text:style-name="T5">votes</text:span><text:span text:style-name="T19">];</text:span></text:p>
      <text:p text:style-name="P5"><text:span text:style-name="T5"><text:s text:c="2"/>copy</text:span><text:span text:style-name="T19">[</text:span><text:span text:style-name="T5">selected</text:span><text:span text:style-name="T19">] += </text:span><text:span text:style-name="T9">1</text:span><text:span text:style-name="T19">;</text:span></text:p>
      <text:p text:style-name="P1"><text:span text:style-name="T6">setVotes</text:span>(<text:span text:style-name="T4">copy</text:span>);</text:p>
      <text:p text:style-name="P1">};</text:p>
      <text:p text:style-name="P17"/>
      <text:p text:style-name="P17"/>
      <text:p text:style-name="P10"/>
      <text:p text:style-name="P9"/>
      <text:p text:style-name="P1"/>
      <text:p text:style-name="P1"/>
      <text:p text:style-name="Text_20_body"/>
      <text:p text:style-name="P9"/>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4T14:52:02.270644233</meta:creation-date>
    <dc:date>2021-12-05T14:22:35.557140615</dc:date>
    <meta:editing-duration>PT24M36S</meta:editing-duration>
    <meta:editing-cycles>2</meta:editing-cycles>
    <meta:generator>LibreOffice/6.4.7.2$Linux_X86_64 LibreOffice_project/40$Build-2</meta:generator>
    <meta:document-statistic meta:table-count="0" meta:image-count="0" meta:object-count="0" meta:page-count="1" meta:paragraph-count="60" meta:word-count="674" meta:character-count="3974" meta:non-whitespace-character-count="3358"/>
  </office:meta>
</office:document-meta>
</file>